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0ad9"/>
    </style:style>
    <style:style style:name="T1" style:family="text">
      <style:text-properties officeooo:rsid="00040a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b.students.insertMany([</text:p>
      <text:p text:style-name="Standard">{ _id: 1, name: "Amit", age: 15, marks: 85, city: "Delhi" },</text:p>
      <text:p text:style-name="Standard">{ _id: 2, name: "Priya", age: 14, marks: 90, city: "Mumbai" },</text:p>
      <text:p text:style-name="Standard">{ _id: 3, name: "Ravi", age: 16, marks: 78, city: "Kolkata" },</text:p>
      <text:p text:style-name="P1">{ _id: 4, name: "Simran", age: 17, marks: 88, city: "Bangalore" }])</text:p>
      <text:p text:style-name="P1">{ "acknowledged" : true, "insertedIds" : [ 1, 2, 3, 4 ] }</text:p>
      <text:p text:style-name="P1"/>
      <text:p text:style-name="P1">db.students.aggregate([{</text:p>
      <text:p text:style-name="Standard"><text:s text:c="4"/>$group: {</text:p>
      <text:p text:style-name="Standard"><text:s text:c="6"/>_id: null, // We don't need to group by any field</text:p>
      <text:p text:style-name="Standard"><text:s text:c="6"/>averageMarks: { $avg: "$marks" }</text:p>
      <text:p text:style-name="Standard"><text:s text:c="4"/>}}])</text:p>
      <text:p text:style-name="Standard">{ "_id" : null, "averageMarks" : 85.25 }</text:p>
      <text:p text:style-name="Standard"/>
      <text:p text:style-name="Standard">db.students.aggregate([{</text:p>
      <text:p text:style-name="Standard"><text:s text:c="4"/>$group: {</text:p>
      <text:p text:style-name="Standard"><text:s text:c="6"/>_id: "$city", // Group by 'city'</text:p>
      <text:p text:style-name="Standard"><text:s text:c="7"/>totalStudents: { $sum: 1 } // Count the total number of students in each city</text:p>
      <text:p text:style-name="Standard"><text:s text:c="5"/>}}])</text:p>
      <text:p text:style-name="Standard">{ "_id" : "Bangalore", "totalStudents" : 1 }</text:p>
      <text:p text:style-name="Standard">{ "_id" : "Kolkata", "totalStudents" : 1 }</text:p>
      <text:p text:style-name="Standard">{ "_id" : "Mumbai", "totalStudents" : 1 }</text:p>
      <text:p text:style-name="Standard">{ "_id" : "Delhi", "totalStudents" : 1 }</text:p>
      <text:p text:style-name="Standard"/>
      <text:p text:style-name="Standard">db.students.aggregate([</text:p>
      <text:p text:style-name="Standard"><text:s text:c="3"/>{ $sort: { marks: -1 } } // Sort by marks in descending order ])</text:p>
      <text:p text:style-name="Standard">{ "_id" : 2, "name" : "Priya", "age" : 14, "marks" : 90, "city" : "Mumbai" }</text:p>
      <text:p text:style-name="Standard">{ "_id" : 4, "name" : "Simran", "age" : 17, "marks" : 88, "city" : "Bangalore" }</text:p>
      <text:p text:style-name="Standard">{ "_id" : 1, "name" : "Amit", "age" : 15, "marks" : 85, "city" : "Delhi" }</text:p>
      <text:p text:style-name="Standard">{ "_id" : 3, "name" : "Ravi", "age" : 16, "marks" : 78, "city" : "Kolkata" }</text:p>
      <text:p text:style-name="Standard"/>
      <text:p text:style-name="Standard">db.students.createIndex({ city: 1 })</text:p>
      <text:p text:style-name="Standard">{</text:p>
      <text:p text:style-name="Standard"><text:tab/>"createdCollectionAutomatically" : false,</text:p>
      <text:p text:style-name="Standard"><text:tab/>"numIndexesBefore" : 1,</text:p>
      <text:p text:style-name="Standard"><text:tab/>"numIndexesAfter" : 2,</text:p>
      <text:p text:style-name="Standard"><text:tab/>"ok" : 1</text:p>
      <text:p text:style-name="Standard">}</text:p>
      <text:p text:style-name="Standard"/>
      <text:p text:style-name="Standard">db.students.find({ city: "Delhi" })</text:p>
      <text:p text:style-name="Standard">{ "_id" : 1, "name" : "Amit", "age" : 15, "marks" : 85, "city" : "Delhi" }</text:p>
      <text:p text:style-name="Standard"/>
      <text:p text:style-name="Standard">db.students.aggregate([</text:p>
      <text:p text:style-name="Standard"><text:s text:c="2"/>{ $match: { city: { $in: ["Delhi", "Mumbai"] } } }, // Filter students from Delhi or Mumbai</text:p>
      <text:p text:style-name="Standard"><text:s text:c="2"/>{</text:p>
      <text:p text:style-name="Standard"><text:s text:c="4"/>$group: {</text:p>
      <text:p text:style-name="Standard"><text:s text:c="6"/>_id: "$city", // Group by city</text:p>
      <text:p text:style-name="Standard"><text:s text:c="6"/>averageMarks: { $avg: "$marks" } // Calculate average marks per city</text:p>
      <text:p text:style-name="Standard"><text:s text:c="4"/>}}])</text:p>
      <text:p text:style-name="Standard">{ "_id" : "Mumbai", "averageMarks" : 90 }</text:p>
      <text:p text:style-name="Standard">{ "_id" : "Delhi", "averageMarks" : 85 }</text:p>
      <text:p text:style-name="Standard"/>
      <text:p text:style-name="Standard"><text:soft-page-break/>db.students.insertMany([</text:p>
      <text:p text:style-name="Standard"><text:s text:c="2"/>{ _id: 1, name: "Amit", age: 15, marks: 85, city: "Delhi" },</text:p>
      <text:p text:style-name="Standard"><text:s text:c="2"/>{ _id: 2, name: "Priya", age: 14, marks: 90, city: "Mumbai" },</text:p>
      <text:p text:style-name="Standard"><text:s text:c="2"/>{ _id: 3, name: "Ravi", age: 16, marks: 78, city: "Kolkata" },</text:p>
      <text:p text:style-name="P1"><text:s text:c="2"/>{ _id: 4, name: "Simran", age: 17, marks: 88, city: "Bangalore" }</text:p>
      <text:p text:style-name="P1">])</text:p>
      <text:p text:style-name="Standard">{ "acknowledged" : true, "insertedIds" : [ 1, 2, 3, 4 ] }</text:p>
      <text:p text:style-name="Standard"/>
      <text:p text:style-name="Standard">var mapFunction = function() {</text:p>
      <text:p text:style-name="Standard"><text:s text:c="3"/>emit(this.city, this.marks); <text:s/>// Emit city as the key and marks as the value</text:p>
      <text:p text:style-name="Standard">};</text:p>
      <text:p text:style-name="Standard"/>
      <text:p text:style-name="Standard">var reduceFunction = function(key, values) {</text:p>
      <text:p text:style-name="Standard"><text:s text:c="3"/>return Array.sum(values); <text:s/>// Sum the marks for each city</text:p>
      <text:p text:style-name="Standard">};</text:p>
      <text:p text:style-name="Standard"/>
      <text:p text:style-name="Standard">db.students.mapReduce(</text:p>
      <text:p text:style-name="Standard"><text:s text:c="3"/>mapFunction,</text:p>
      <text:p text:style-name="Standard"><text:s text:c="3"/>reduceFunction,</text:p>
      <text:p text:style-name="Standard"><text:s text:c="3"/>{</text:p>
      <text:p text:style-name="Standard"><text:s text:c="5"/>out: "total_marks_by_city" <text:s/>// Store the result in this collection</text:p>
      <text:p text:style-name="Standard"><text:s text:c="3"/>}</text:p>
      <text:p text:style-name="Standard"><text:s/>)</text:p>
      <text:p text:style-name="Standard">{</text:p>
      <text:p text:style-name="Standard"><text:tab/>"result" : "total_marks_by_city",</text:p>
      <text:p text:style-name="Standard"><text:tab/>"timeMillis" : 424,</text:p>
      <text:p text:style-name="Standard"><text:tab/>"counts" : {</text:p>
      <text:p text:style-name="Standard"><text:tab/><text:tab/>"input" : 4,</text:p>
      <text:p text:style-name="Standard"><text:tab/><text:tab/>"emit" : 4,</text:p>
      <text:p text:style-name="Standard"><text:tab/><text:tab/>"reduce" : 0,</text:p>
      <text:p text:style-name="Standard"><text:tab/><text:tab/>"output" : 4</text:p>
      <text:p text:style-name="Standard"><text:tab/>},</text:p>
      <text:p text:style-name="Standard"><text:tab/>"ok" : 1</text:p>
      <text:p text:style-name="Standard">}</text:p>
      <text:p text:style-name="Standard"/>
      <text:p text:style-name="Standard"/>
      <text:p text:style-name="Standard">var finalizeFunction = function(key, value) {</text:p>
      <text:p text:style-name="Standard"><text:s text:c="3"/>return value; <text:s/>// You can manipulate the value here if needed</text:p>
      <text:p text:style-name="Standard"><text:s/>};</text:p>
      <text:p text:style-name="Standard"/>
      <text:p text:style-name="Standard">db.students.mapReduce(</text:p>
      <text:p text:style-name="Standard"><text:s text:c="3"/>mapFunction,</text:p>
      <text:p text:style-name="Standard"><text:s text:c="3"/>reduceFunction,</text:p>
      <text:p text:style-name="Standard"><text:s text:c="3"/>{</text:p>
      <text:p text:style-name="Standard"><text:s text:c="5"/>out: "total_marks_by_city",</text:p>
      <text:p text:style-name="Standard"><text:s text:c="5"/>finalize: finalizeFunction <text:s/>// Apply the finalizer to the result</text:p>
      <text:p text:style-name="Standard"><text:s text:c="3"/>}</text:p>
      <text:p text:style-name="Standard"><text:s/>)</text:p>
      <text:p text:style-name="Standard">{</text:p>
      <text:p text:style-name="Standard"><text:tab/>"result" : "total_marks_by_city",</text:p>
      <text:p text:style-name="Standard"><text:tab/>"timeMillis" : 330,</text:p>
      <text:p text:style-name="Standard"><text:tab/>"counts" : {</text:p>
      <text:p text:style-name="Standard"><text:soft-page-break/><text:tab/><text:tab/>"input" : 4,</text:p>
      <text:p text:style-name="Standard"><text:tab/><text:tab/>"emit" : 4,</text:p>
      <text:p text:style-name="Standard"><text:tab/><text:tab/>"reduce" : 0,</text:p>
      <text:p text:style-name="Standard"><text:tab/><text:tab/>"output" : 4</text:p>
      <text:p text:style-name="Standard"><text:tab/>},</text:p>
      <text:p text:style-name="Standard"><text:tab/>"ok" : 1</text:p>
      <text:p text:style-name="Standard">}</text:p>
      <text:p text:style-name="Standard"/>
      <text:p text:style-name="Standard">db.total_marks_by_city.find()</text:p>
      <text:p text:style-name="Standard">{ "_id" : "Bangalore", "value" : 88 }</text:p>
      <text:p text:style-name="Standard">{ "_id" : "Delhi", "value" : 85 }</text:p>
      <text:p text:style-name="Standard">{ "_id" : "Kolkata", "value" : 78 }</text:p>
      <text:p text:style-name="Standard">{ "_id" : "Mumbai", "value" : 90 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5T11:20:01.890734157</meta:creation-date>
    <dc:date>2025-09-25T11:31:01.581769110</dc:date>
    <meta:editing-duration>PT21S</meta:editing-duration>
    <meta:editing-cycles>1</meta:editing-cycles>
    <meta:document-statistic meta:table-count="0" meta:image-count="0" meta:object-count="0" meta:page-count="3" meta:paragraph-count="103" meta:word-count="561" meta:character-count="3230" meta:non-whitespace-character-count="2609"/>
    <meta:generator>LibreOffice/6.4.7.2$Linux_X86_64 LibreOffice_project/40$Build-2</meta:generator>
  </office:meta>
</office:document-meta>
</file>